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a94fb"/>
    </style:style>
    <style:style style:name="P4" style:family="paragraph" style:parent-style-name="Text_20_body">
      <style:text-properties officeooo:rsid="0562c868" officeooo:paragraph-rsid="0562c868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Text_20_body">
      <style:text-properties officeooo:rsid="05f1b600" officeooo:paragraph-rsid="05f1b600"/>
    </style:style>
    <style:style style:name="P18" style:family="paragraph" style:parent-style-name="Heading_20_2">
      <style:text-properties officeooo:paragraph-rsid="052ed04f"/>
    </style:style>
    <style:style style:name="P19" style:family="paragraph" style:parent-style-name="Heading_20_2">
      <style:text-properties officeooo:rsid="05735d0c" officeooo:paragraph-rsid="058b9dbb"/>
    </style:style>
    <style:style style:name="P20" style:family="paragraph" style:parent-style-name="Heading_20_2">
      <style:text-properties officeooo:rsid="05735d0c" officeooo:paragraph-rsid="0596ca4a"/>
    </style:style>
    <style:style style:name="P21" style:family="paragraph" style:parent-style-name="Heading_20_2">
      <style:text-properties officeooo:rsid="05735d0c" officeooo:paragraph-rsid="05f1b600"/>
    </style:style>
    <style:style style:name="P22" style:family="paragraph" style:parent-style-name="Heading_20_2">
      <style:text-properties officeooo:paragraph-rsid="05648627"/>
    </style:style>
    <style:style style:name="P23" style:family="paragraph" style:parent-style-name="Heading_20_2">
      <style:paragraph-properties fo:line-height="100%"/>
      <style:text-properties officeooo:rsid="04af6545" officeooo:paragraph-rsid="05ccb8c6"/>
    </style:style>
    <style:style style:name="P24" style:family="paragraph" style:parent-style-name="Heading_20_2">
      <style:paragraph-properties fo:line-height="100%"/>
      <style:text-properties officeooo:rsid="04af6545" officeooo:paragraph-rsid="05cf6a63"/>
    </style:style>
    <style:style style:name="P25" style:family="paragraph" style:parent-style-name="Heading_20_2">
      <style:paragraph-properties fo:line-height="100%"/>
      <style:text-properties officeooo:rsid="04af6545" officeooo:paragraph-rsid="05dcabd6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7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96ca4a" officeooo:paragraph-rsid="05f1b600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f39194" officeooo:paragraph-rsid="05f39194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f1b600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1b600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3347b" style:font-size-asian="10pt" style:font-size-complex="10pt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f5637d"/>
    </style:style>
    <style:style style:name="P40" style:family="paragraph" style:parent-style-name="Text_20_body" style:list-style-name="L2">
      <style:paragraph-properties fo:text-align="end" style:justify-single-word="false" style:writing-mode="rl-tb"/>
      <style:text-properties officeooo:rsid="05f39194" officeooo:paragraph-rsid="05f39194"/>
    </style:style>
    <style:style style:name="P41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style:font-name="Times New Roman" fo:font-style="italic" officeooo:rsid="05e3dd26" style:font-style-asian="italic" style:font-style-complex="italic"/>
    </style:style>
    <style:style style:name="T8" style:family="text">
      <style:text-properties officeooo:rsid="059160cd"/>
    </style:style>
    <style:style style:name="T9" style:family="text">
      <style:text-properties officeooo:rsid="05b131eb"/>
    </style:style>
    <style:style style:name="T10" style:family="text">
      <style:text-properties officeooo:rsid="05b52448"/>
    </style:style>
    <style:style style:name="T11" style:family="text">
      <style:text-properties officeooo:rsid="05b6bed9"/>
    </style:style>
    <style:style style:name="T12" style:family="text">
      <style:text-properties officeooo:rsid="05b888e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5c5adee" style:font-weight-asian="bold" style:font-weight-complex="bold"/>
    </style:style>
    <style:style style:name="T15" style:family="text">
      <style:text-properties officeooo:rsid="05bc1362"/>
    </style:style>
    <style:style style:name="T16" style:family="text">
      <style:text-properties officeooo:rsid="05c02c24"/>
    </style:style>
    <style:style style:name="T17" style:family="text">
      <style:text-properties officeooo:rsid="05c2aca5"/>
    </style:style>
    <style:style style:name="T18" style:family="text">
      <style:text-properties officeooo:rsid="05c44172"/>
    </style:style>
    <style:style style:name="T19" style:family="text">
      <style:text-properties officeooo:rsid="05c5adee"/>
    </style:style>
    <style:style style:name="T20" style:family="text">
      <style:text-properties officeooo:rsid="05c74c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5984f9a" style:font-style-asian="italic" style:font-style-complex="italic"/>
    </style:style>
    <style:style style:name="T23" style:family="text">
      <style:text-properties fo:font-style="italic" officeooo:rsid="05e3dd26" style:font-style-asian="italic" style:font-style-complex="italic"/>
    </style:style>
    <style:style style:name="T24" style:family="text">
      <style:text-properties officeooo:rsid="05cf6a63"/>
    </style:style>
    <style:style style:name="T25" style:family="text">
      <style:text-properties officeooo:rsid="05d8b071"/>
    </style:style>
    <style:style style:name="T26" style:family="text">
      <style:text-properties officeooo:rsid="05dcabd6"/>
    </style:style>
    <style:style style:name="T27" style:family="text">
      <style:text-properties officeooo:rsid="05dd60fa"/>
    </style:style>
    <style:style style:name="T28" style:family="text">
      <style:text-properties officeooo:rsid="05e06f12"/>
    </style:style>
    <style:style style:name="T29" style:family="text">
      <style:text-properties officeooo:rsid="05e10a74"/>
    </style:style>
    <style:style style:name="T30" style:family="text">
      <style:text-properties officeooo:rsid="05e3dd26"/>
    </style:style>
    <style:style style:name="T31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32" style:family="text">
      <style:text-properties fo:color="#000080" style:font-name="DejaVu Sans Mono" fo:font-size="11.5pt" fo:font-style="normal" fo:font-weight="bold" style:font-size-asian="11.5pt" style:font-style-asian="normal" style:font-weight-asian="bold"/>
    </style:style>
    <style:style style:name="T33" style:family="text">
      <style:text-properties fo:color="#000080" style:font-name="DejaVu Sans Mono" fo:font-size="10pt" fo:font-style="normal" fo:font-weight="bold" style:font-size-asian="10pt" style:font-style-asian="normal" style:font-weight-asian="bold" style:font-size-complex="10pt"/>
    </style:style>
    <style:style style:name="T34" style:family="text">
      <style:text-properties fo:color="#00008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35" style:family="text">
      <style:text-properties fo:color="#000080" style:font-name="DejaVu Sans Mono" fo:font-style="normal" fo:font-weight="bold" style:font-style-asian="normal" style:font-weight-asian="bold"/>
    </style:style>
    <style:style style:name="T36" style:family="text">
      <style:text-properties fo:color="#000080" style:font-name="DejaVu Sans Mono" fo:font-style="normal" fo:font-weight="normal" style:font-style-asian="normal" style:font-weight-asian="normal"/>
    </style:style>
    <style:style style:name="T37" style:family="text">
      <style:text-properties fo:color="#000000" style:font-name="DejaVu Sans Mono" fo:font-size="11.5pt" fo:font-style="normal" fo:font-weight="normal" style:font-size-asian="11.5pt" style:font-style-asian="normal" style:font-weight-asian="normal"/>
    </style:style>
    <style:style style:name="T38" style:family="text">
      <style:text-properties fo:color="#000000" style:font-name="DejaVu Sans Mono" fo:font-size="11.5pt" fo:font-style="normal" fo:font-weight="normal" officeooo:rsid="05ee514d" style:font-size-asian="11.5pt" style:font-style-asian="normal" style:font-weight-asian="normal"/>
    </style:style>
    <style:style style:name="T39" style:family="text">
      <style:text-properties fo:color="#00000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00000" style:font-name="DejaVu Sans Mono" fo:font-size="10pt" fo:font-style="normal" fo:font-weight="normal" officeooo:rsid="05f2b71c" style:font-size-asian="10pt" style:font-style-asian="normal" style:font-weight-asian="normal" style:font-size-complex="10pt"/>
    </style:style>
    <style:style style:name="T41" style:family="text">
      <style:text-properties fo:color="#000000" style:font-name="DejaVu Sans Mono" fo:font-style="normal" fo:font-weight="normal" style:font-style-asian="normal" style:font-weight-asian="normal"/>
    </style:style>
    <style:style style:name="T42" style:family="text">
      <style:text-properties fo:color="#94558d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94558d" style:font-name="DejaVu Sans Mono" fo:font-style="normal" fo:font-weight="normal" style:font-style-asian="normal" style:font-weight-asian="normal"/>
    </style:style>
    <style:style style:name="T44" style:family="text">
      <style:text-properties fo:color="#808080" style:font-name="DejaVu Sans Mono" fo:font-size="11.5pt" fo:font-style="normal" fo:font-weight="normal" style:font-size-asian="11.5pt" style:font-style-asian="normal" style:font-weight-asian="normal"/>
    </style:style>
    <style:style style:name="T45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46" style:family="text">
      <style:text-properties fo:color="#808080" style:font-name="DejaVu Sans Mono" fo:font-size="10pt" fo:font-style="normal" fo:font-weight="bold" style:font-size-asian="10pt" style:font-style-asian="normal" style:font-weight-asian="bold" style:font-size-complex="10pt"/>
    </style:style>
    <style:style style:name="T47" style:family="text">
      <style:text-properties fo:color="#808080" style:font-name="DejaVu Sans Mono" fo:font-style="italic" fo:font-weight="normal" style:font-style-asian="italic" style:font-weight-asian="normal"/>
    </style:style>
    <style:style style:name="T48" style:family="text">
      <style:text-properties fo:color="#808080" style:font-name="DejaVu Sans Mono" fo:font-style="normal" fo:font-weight="bold" style:font-style-asian="normal" style:font-weight-asian="bold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officeooo:rsid="05ee514d"/>
    </style:style>
    <style:style style:name="T51" style:family="text">
      <style:text-properties officeooo:rsid="05f1b600"/>
    </style:style>
    <style:style style:name="T52" style:family="text">
      <style:text-properties officeooo:rsid="05f3347b"/>
    </style:style>
    <style:style style:name="T53" style:family="text">
      <style:text-properties fo:color="#b200b2" style:font-name="DejaVu Sans Mono" fo:font-style="normal" fo:font-weight="normal" style:font-style-asian="normal" style:font-weight-asian="normal"/>
    </style:style>
    <style:style style:name="T54" style:family="text">
      <style:text-properties officeooo:rsid="05f39194"/>
    </style:style>
    <style:style style:name="T55" style:family="text">
      <style:text-properties officeooo:rsid="05f3980c"/>
    </style:style>
    <style:style style:name="T56" style:family="text">
      <style:text-properties officeooo:rsid="05f4d8a2"/>
    </style:style>
    <style:style style:name="T57" style:family="text">
      <style:text-properties officeooo:rsid="05f5637d"/>
    </style:style>
    <style:style style:name="T58" style:family="text">
      <style:text-properties officeooo:rsid="05f6477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מטלה - חלוקה הוגנת של קרקעות ועוגות</text:h>
      <text:p text:style-name="P9">יש לענות על שאלה אחת לבחירתכם.</text:p>
      <text:p text:style-name="P23">שאלה <text:span text:style-name="T12">1</text:span>: <text:span text:style-name="T12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<text:span text:style-name="T55">נתונה חלקת-אדמה בצורת ריבוע. הוכיחו שלא קיים אלגוריתם הנותן חלוקה פרופורציונלית של העוגה בין n אנשים כך שכל אחד מקבל ריבוע.</text:span></text:p>
      <text:p text:style-name="P18">שאלה <text:span text:style-name="T24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4">כיתבו אלגוריתם המוצא חלוקה פרופורציונלית <text:span text:style-name="T10">של זמן השמירה, כך שכל ילד מקבל תורנות רצופה</text:span>.</text:p>
      <text:p text:style-name="P25">שאלה<text:span text:style-name="T26"> 3</text:span>: <text:span text:style-name="T12">חלוקת תורנויות ללא קנאה</text:span></text:p>
      <text:p text:style-name="P7">אמא ואבא נסעו לנופש<text:span text:style-name="T28"> וכו', כמו בשאלה 2. </text:span></text:p>
      <text:p text:style-name="P16">א. תארו אלגוריתם שבו כל אחד <text:span text:style-name="T27">מהילדים </text:span>מקבל <text:span text:style-name="T27">תורנות רצופה, והחלוקה היא </text:span>ללא-קנאה-בקירוב (עד כדי <text:span text:style-name="T27">שניה אחת</text:span>).</text:p>
      <text:p text:style-name="P15">ב. תנו דוגמה הממחישה את פעולת האלגוריתם<text:span text:style-name="T28"> של סעיף א</text:span>.</text:p>
      <text:p text:style-name="P22">שאלה <text:span text:style-name="T29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3"><text:span text:style-name="T4">א</text:span>. <text:span text:style-name="T30">תנו הגדרה הגיונית למושג "</text:span>חלוקה פרופורציונלית" <text:span text:style-name="T30">במצב זה, בעזרת הפונקציה </text:span><text:span text:style-name="T7">V</text:span><text:span text:style-name="T31">i</text:span><text:span text:style-name="T23"> </text:span><text:span text:style-name="T30">(פונקציית הערך של שחקן </text:span><text:span text:style-name="T7">i</text:span><text:span text:style-name="T30">).</text:span></text:p>
      <text:p text:style-name="P3"><text:span text:style-name="T11">ב</text:span>. כיתבו אלגוריתם המוצא חלוקה פרופורציונלית<text:span text:style-name="T16">.</text:span></text:p>
      <text:p text:style-name="P19">שאלה <text:span text:style-name="T29">5</text:span>: <text:span text:style-name="T8">שינוי חלוקה קיימת</text:span></text:p>
      <text:p text:style-name="P14"><text:span text:style-name="T8">עמי רמי ו</text:span>תמי <text:span text:style-name="T8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4"><text:soft-page-break/>שאלה <text:span text:style-name="T29">6</text:span>: <text:span text:style-name="T12">חלוקה ללא קנאה עם שארית</text:span></text:p>
      <text:p text:style-name="P32"><text:span text:style-name="T15">נתון</text:span> <text:span text:style-name="T15">ה</text:span>אלגוריתם <text:span text:style-name="T17">הבא לחלוקה בין 3 אנשים </text:span>(דומה לצעד הראשון של אלגוריתם סלפרידג'-קונוויי):</text:p>
      <text:list xml:id="list2074426098" text:style-name="L1">
        <text:list-item>
          <text:p text:style-name="P38"><text:span text:style-name="T20">1. </text:span>עמי חותך את העוגה לשלושה חלקים שווים בעיניו.</text:p>
        </text:list-item>
        <text:list-item>
          <text:p text:style-name="P38"><text:span text:style-name="T20">2. </text:span>תמי <text:span text:style-name="T20">מקצצת את הפרוסה הטובה ביותר בעיניה, כך שיהיו לה שתי פרוסות טובות ביותר.</text:span></text:p>
        </text:list-item>
        <text:list-item>
          <text:p text:style-name="P39"><text:span text:style-name="T20">3. מוצאים שידוך גדול ביותר (בגודל 3) בין השחקנים לבין 4 הפרוסות שעל השולחן.</text:span></text:p>
        </text:list-item>
        <text:list-item>
          <text:p text:style-name="P39"><text:span text:style-name="T57">4. מחלקים לכל שחקן פרוסה אחת בהתאם לשידוך.</text:span></text:p>
        </text:list-item>
      </text:list>
      <text:p text:style-name="P11">שימו לב - באלגוריתם זה לא כל העוגה מחולקת - יש <text:span text:style-name="T58">פרוסה אחת</text:span> הנשארת על השולחן.</text:p>
      <text:p text:style-name="P10"><text:span text:style-name="T18">א. </text:span>הוכיחו <text:span text:style-name="T56">שאכן קיים שידוך בגודל 3, שהחלוקה המתקבלת היא ללא קנאה, ושכל שחקן מקבל </text:span>פרוסה השווה בעיניו לפחות <text:span text:style-name="T13">1/4</text:span> מהשווי הכללי של העוגה<text:span text:style-name="T19">.</text:span></text:p>
      <text:p text:style-name="P12">ב. <text:span text:style-name="T19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4">1/8 </text:span><text:span text:style-name="T19">מהשווי הכללי של העוגה.</text:span></text:p>
      <text:p text:style-name="P20">שאלה <text:span text:style-name="T9">7: תיכנות - חלוקת-עוגה פרופורציונלית</text:span></text:p>
      <text:p text:style-name="P8">נניח שרוצים לחלק <text:span text:style-name="T25">נהר חד-ממדי, המיוצג </text:span>ע"י הקטע [0,1]. כל משתתף מיוצג ע"י המחלקה הבאה:</text:p>
      <text:p text:style-name="P35"><text:span text:style-name="T33">class </text:span><text:span text:style-name="T39">Agent:</text:span><text:span text:style-name="T49"><text:line-break/></text:span><text:span text:style-name="T39"> <text:s text:c="3"/></text:span><text:span text:style-name="T33">def </text:span><text:span text:style-name="T40">eval</text:span><text:span text:style-name="T39">(</text:span><text:span text:style-name="T42">self</text:span><text:span text:style-name="T39">, x:</text:span><text:span text:style-name="T34">float</text:span><text:span text:style-name="T39">)-&gt;</text:span><text:span text:style-name="T34">float</text:span><text:span text:style-name="T39">:</text:span><text:span text:style-name="T49"><text:line-break/></text:span><text:span text:style-name="T39"> <text:s text:c="7"/></text:span><text:span text:style-name="T45">"""</text:span><text:span text:style-name="T49"><text:line-break/></text:span><text:span text:style-name="T45"> <text:s text:c="7"/></text:span><text:span text:style-name="T46">:param <text:s text:c="3"/></text:span><text:span text:style-name="T45">x: a positive number representing a location on the cake.</text:span><text:span text:style-name="T49"><text:line-break/></text:span><text:span text:style-name="T45"> <text:s text:c="7"/></text:span><text:span text:style-name="T46">:return</text:span><text:span text:style-name="T45">: <text:s/>v: the value of the piece [0,x] for the agent.</text:span><text:span text:style-name="T49"><text:line-break/></text:span><text:span text:style-name="T45"> <text:s text:c="7"/>"""</text:span><text:span text:style-name="T49"><text:line-break/></text:span><text:span text:style-name="T45"> <text:s text:c="7"/></text:span><text:span text:style-name="T49"><text:line-break/><text:line-break/></text:span><text:span text:style-name="T33"> <text:s text:c="3"/>def </text:span><text:span text:style-name="T40">mark</text:span><text:span text:style-name="T39">(</text:span><text:span text:style-name="T42">self</text:span><text:span text:style-name="T39">, v:</text:span><text:span text:style-name="T34">float</text:span><text:span text:style-name="T39">)-&gt;</text:span><text:span text:style-name="T34">float</text:span><text:span text:style-name="T39">:</text:span><text:span text:style-name="T49"><text:line-break/></text:span><text:span text:style-name="T39"> <text:s text:c="7"/></text:span><text:span text:style-name="T45">"""</text:span><text:span text:style-name="T49"><text:line-break/></text:span><text:span text:style-name="T45"> <text:s text:c="7"/></text:span><text:span text:style-name="T46">:param</text:span><text:span text:style-name="T45"> <text:s text:c="3"/>v: a positive number representing a value of a piece.</text:span><text:span text:style-name="T49"><text:line-break/></text:span><text:span text:style-name="T45"> <text:s text:c="7"/></text:span><text:span text:style-name="T46">:return</text:span><text:span text:style-name="T45">: <text:s/>x: a number such that the value of [0,x] equals v.</text:span><text:span text:style-name="T49"><text:line-break/></text:span><text:span text:style-name="T45"> <text:s text:c="7"/>"""</text:span><text:span text:style-name="T49"><text:line-break/></text:span></text:p>
      <text:p text:style-name="P33"/>
      <text:p text:style-name="P29">א. כיתבו בשפה לבחירתכם (אפשר גם פסאודו-קוד) את אלגוריתם "חתוך ובחר":</text:p>
      <text:p text:style-name="P28"><text:span text:style-name="T32">def </text:span><text:span text:style-name="T37">cutAndChoose(</text:span><text:span text:style-name="T44">a:Agent</text:span><text:span text:style-name="T37">, </text:span><text:span text:style-name="T44">b:Agent</text:span><text:span text:style-name="T37">):</text:span><text:line-break/></text:p>
      <text:p text:style-name="P29">הפונקציה מקבלת שני שחקנים וכותבת את החלוקה בפורמט הבא (לדוגמה):</text:p>
      <text:p text:style-name="P27">Agent a receives [0,0.3]. <text:s/>Agent b receives [0.3,1].</text:p>
      <text:p text:style-name="P29"/>
      <text:p text:style-name="P29">ב. כיתבו בשפה לבחירתכם את אלגוריתם <text:span text:style-name="T50">אבן-פז</text:span>:</text:p>
      <text:p text:style-name="P28"><text:span text:style-name="T32">def </text:span><text:span text:style-name="T38">algEvenPaz</text:span><text:span text:style-name="T37">(</text:span><text:span text:style-name="T44">agents:List[Agent]</text:span><text:span text:style-name="T37">):</text:span><text:line-break/></text:p>
      <text:p text:style-name="P29">הפונקציה מקבלת מערך של שחקנים וכותבת את החלוקה בפורמט הבא (לדוגמה):</text:p>
      <text:p text:style-name="P26"><text:span text:style-name="T21">Agent 0 receives [0,0.3]. </text:span><text:span text:style-name="T22"><text:s/></text:span><text:span text:style-name="T21">Agent 1 receives [0.3,0.6]</text:span><text:span text:style-name="T22">.</text:span><text:span text:style-name="T21"> </text:span><text:span text:style-name="T22"><text:s/>Agent 2..</text:span></text:p>
      <text:p text:style-name="P21"><text:soft-page-break/>שאלה <text:span text:style-name="T51">8: תיכנות – סימפלקס החלוקות</text:span></text:p>
      <text:p text:style-name="P17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17">א. <text:span text:style-name="T52">נתונה המחלקה הבאה, המאותחלת ע"י רשימה של מספרים כנ"ל. השלימו את הפונקציה eval.</text:span></text:p>
      <text:p text:style-name="P37"><text:span text:style-name="T35">class </text:span><text:span text:style-name="T41">Agent:</text:span><text:line-break/><text:line-break/><text:span text:style-name="T41"> <text:s text:c="3"/></text:span><text:span text:style-name="T35">def </text:span><text:span text:style-name="T53">__init__</text:span><text:span text:style-name="T41">(</text:span><text:span text:style-name="T43">self</text:span><text:span text:style-name="T41">, values:</text:span><text:span text:style-name="T36">list</text:span><text:span text:style-name="T41">):</text:span><text:line-break/><text:span text:style-name="T41"> <text:s text:c="7"/></text:span><text:span text:style-name="T47">"""</text:span><text:line-break/><text:span text:style-name="T47"> <text:s text:c="7"/>Initialize an agent with piecewise-constant valuations </text:span></text:p>
      <text:p text:style-name="P37"><text:span text:style-name="T47"><text:s text:c="19"/>over a 1-dimensional cake.</text:span><text:line-break/><text:span text:style-name="T47"> <text:s text:c="7"/></text:span><text:span text:style-name="T48">:param</text:span><text:span text:style-name="T47"> values: <text:s/>The values of the agent to the regions of the cake.</text:span><text:line-break/><text:span text:style-name="T47"> <text:s text:c="7"/>"""</text:span><text:line-break/><text:span text:style-name="T47"> <text:s text:c="7"/></text:span><text:span text:style-name="T43">self</text:span><text:span text:style-name="T41">.values = values</text:span><text:line-break/><text:line-break/><text:line-break/><text:span text:style-name="T41"> <text:s text:c="3"/></text:span><text:span text:style-name="T35">def </text:span><text:span text:style-name="T41">eval(</text:span><text:span text:style-name="T43">self</text:span><text:span text:style-name="T41">, x:</text:span><text:span text:style-name="T36">float</text:span><text:span text:style-name="T41">, y:</text:span><text:span text:style-name="T36">float</text:span><text:span text:style-name="T41">)-&gt;</text:span><text:span text:style-name="T36">float</text:span><text:span text:style-name="T41">:</text:span><text:line-break/><text:span text:style-name="T41"> <text:s text:c="7"/></text:span><text:span text:style-name="T47">"""</text:span><text:line-break/><text:span text:style-name="T47"> <text:s text:c="7"/></text:span><text:span text:style-name="T48">:param</text:span><text:span text:style-name="T47"> <text:s text:c="3"/>x,y: positive numbers representing locations on the cake.</text:span><text:line-break/><text:span text:style-name="T47"> <text:s text:c="7"/></text:span><text:span text:style-name="T48">:return</text:span><text:span text:style-name="T47">: <text:s/>v: the value of the piece [x,y] for the agent.</text:span><text:line-break/><text:span text:style-name="T47"> <text:s text:c="7"/>"""</text:span><text:line-break/></text:p>
      <text:p text:style-name="P36"/>
      <text:p text:style-name="P34"/>
      <text:p text:style-name="P30">ב. <text:span text:style-name="T54">כיתבו פונקציה המקבלת כקלט משתנה מסוג Agent כנ"ל, ומציירת את סימפלקס החלוקות הדו-ממדי בצבעים, כאשר:</text:span></text:p>
      <text:list xml:id="list1458631290" text:style-name="L2">
        <text:list-item>
          <text:p text:style-name="P40">כל נקודה שבה השחקן רוצה את פרוסה מס' 1 מסומנת באדום;</text:p>
        </text:list-item>
        <text:list-item>
          <text:p text:style-name="P40">כל נקודה שבה השחקן רוצה את פרוסה מס' 2 מסומנת בירוק;</text:p>
        </text:list-item>
        <text:list-item>
          <text:p text:style-name="P40">כל נקודה שבה השחקן רוצה את פרוסה מס' 3 מסומנת בכחול.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05T17:46:14.098106999</dc:date>
    <meta:editing-duration>P10DT21H52M20S</meta:editing-duration>
    <meta:editing-cycles>1363</meta:editing-cycles>
    <dc:creator>Erel Segal-Halevi</dc:creator>
    <meta:document-statistic meta:table-count="0" meta:image-count="0" meta:object-count="0" meta:page-count="3" meta:paragraph-count="49" meta:word-count="762" meta:character-count="4525" meta:non-whitespace-character-count="3605"/>
  </office:meta>
</office:document-meta>
</file>